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32"/>MAXIML LABS PRIVATE LIMITED<text:s/></text:span><text:span text:style-name="T2"/></text:p>
      <text:p text:style-name="P1"><text:span text:style-name="T3">NAME:<text:s/></text:span><text:span text:style-name="T4">R HARISHA</text:span></text:p>
      <text:p text:style-name="P1"><text:span text:style-name="T5">REG NO :<text:s/></text:span><text:span text:style-name="T6">15MIS0227</text:span></text:p>
      <text:p text:style-name="P1"><text:span text:style-name="T7">DEPT :<text:s/></text:span><text:span text:style-name="T8">M.TECH (INTEGRATED 5 YEARS<text:s text:c="2"/>SOFTWARE ENGINEER)</text:span></text:p>
      <text:p text:style-name="P1"><text:span text:style-name="T9">ROLE :<text:s/></text:span><text:span text:style-name="T10">JAVA DEVELOPER</text:span></text:p>
      <text:p text:style-name="P1"><text:span text:style-name="T11">Smallest Substring:</text:span><text:span text:style-name="T12"/></text:p>
      <text:p text:style-name="P1"><text:span text:style-name="T12"/></text:p>
      <text:p text:style-name="P1"><text:span text:style-name="T13">code:</text:span><text:span text:style-name="T14"/></text:p>
      <text:p text:style-name="P1"><text:span text:style-name="T14">class Main{ </text:span></text:p>
      <text:p text:style-name="P1"><text:span text:style-name="T14"><text:s text:c="4"/>final static int NO_OF_CHARS = 256; </text:span></text:p>
      <text:p text:style-name="P1"><text:span text:style-name="T14"><text:s text:c="4"/>static int max_distinct_char(String str, int n) { </text:span></text:p>
      <text:p text:style-name="P1"><text:span text:style-name="T14"><text:s text:c="8"/>int count[] = new int[NO_OF_CHARS]; </text:span></text:p>
      <text:p text:style-name="P1"><text:span text:style-name="T14"><text:s text:c="8"/>for (int i = 0; i &lt; n; i++) { </text:span></text:p>
      <text:p text:style-name="P1"><text:span text:style-name="T14"><text:s text:c="12"/>count[str.charAt(i)]++; </text:span></text:p>
      <text:p text:style-name="P1"><text:span text:style-name="T14"><text:s text:c="8"/>} </text:span></text:p>
      <text:p text:style-name="P1"><text:span text:style-name="T14"><text:s text:c="8"/>int max_distinct = 0; </text:span></text:p>
      <text:p text:style-name="P1"><text:span text:style-name="T14"><text:s text:c="8"/>for (int i = 0; i &lt; NO_OF_CHARS; i++) { </text:span></text:p>
      <text:p text:style-name="P1"><text:span text:style-name="T14"><text:s text:c="12"/>if (count[i] != 0) { </text:span></text:p>
      <text:p text:style-name="P1"><text:span text:style-name="T14"><text:s text:c="16"/>max_distinct++;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ax_distinct; </text:span></text:p>
      <text:p text:style-name="P1"><text:span text:style-name="T14"><text:s text:c="4"/>} </text:span></text:p>
      <text:p text:style-name="P1"><text:span text:style-name="T14"><text:s text:c="2"/></text:span></text:p>
      <text:p text:style-name="P1"><text:span text:style-name="T14"><text:s text:c="4"/>static int smallesteSubstr_maxDistictChar(String str) { </text:span></text:p>
      <text:p text:style-name="P1"><text:span text:style-name="T14"><text:s text:c="8"/>int n = str.length(); </text:span></text:p>
      <text:p text:style-name="P1"><text:span text:style-name="T14"><text:s text:c="8"/>int max_distinct = max_distinct_char(str, n); </text:span></text:p>
      <text:p text:style-name="P1"><text:span text:style-name="T14"><text:s text:c="8"/>int minl = n;</text:span></text:p>
      <text:p text:style-name="P1"><text:span text:style-name="T14"><text:s text:c="8"/>for (int i = 0; i &lt; n; i++) { </text:span></text:p>
      <text:p text:style-name="P1"><text:span text:style-name="T14"><text:s text:c="12"/>for (int j = 0; j &lt; n; j++) { </text:span></text:p>
      <text:p text:style-name="P1"><text:span text:style-name="T14"><text:s text:c="18"/></text:span></text:p>
      <text:p text:style-name="P1"><text:span text:style-name="T14"><text:s text:c="16"/>String subs = null; </text:span></text:p>
      <text:p text:style-name="P1"><text:span text:style-name="T14"><text:s text:c="16"/>if(i&lt;j) </text:span></text:p>
      <text:p text:style-name="P1"><text:span text:style-name="T14"><text:s text:c="20"/>subs = str.substring(i, j); </text:span></text:p>
      <text:p text:style-name="P1"><text:span text:style-name="T14"><text:s text:c="16"/>else</text:span></text:p>
      <text:p text:style-name="P1"><text:span text:style-name="T14"><text:s text:c="20"/>subs = str.substring(j, i); </text:span></text:p>
      <text:p text:style-name="P1"><text:span text:style-name="T14"><text:s text:c="16"/>int subs_lenght = subs.length(); </text:span></text:p>
      <text:p text:style-name="P1"><text:span text:style-name="T14"><text:s text:c="16"/>int sub_distinct_char = max_distinct_char(subs, subs_lenght); </text:span></text:p>
      <text:p text:style-name="P1"><text:span text:style-name="T14"><text:s text:c="16"/>if (subs_lenght &lt; minl &amp;&amp; max_distinct == sub_distinct_char) { </text:span></text:p>
      <text:p text:style-name="P1"><text:span text:style-name="T14"><text:s text:c="20"/>minl = subs_lenght; </text:span></text:p>
      <text:p text:style-name="P1"><text:span text:style-name="T14"><text:s text:c="16"/>} </text:span></text:p>
      <text:p text:style-name="P1"><text:span text:style-name="T14"><text:s text:c="12"/>} </text:span></text:p>
      <text:p text:style-name="P1"><text:span text:style-name="T14"><text:s text:c="8"/>} </text:span></text:p>
      <text:p text:style-name="P1"><text:span text:style-name="T14"><text:s text:c="8"/>return minl; </text:span></text:p>
      <text:p text:style-name="P1"><text:span text:style-name="T14"><text:s text:c="4"/>} </text:span></text:p>
      <text:p text:style-name="P1"><text:span text:style-name="T14"><text:s text:c="4"/>public static void main(String[] args) { </text:span></text:p>
      <text:p text:style-name="P1"><text:span text:style-name="T14"><text:s text:c="8"/>String str = "abcda"; </text:span></text:p>
      <text:p text:style-name="P1"><text:span text:style-name="T14"><text:s text:c="8"/>int len = smallesteSubstr_maxDistictChar(str); </text:span></text:p>
      <text:p text:style-name="P1"><text:span text:style-name="T14"><text:s text:c="8"/>System.out.println(len); </text:span></text:p>
      <text:p text:style-name="P1"><text:span text:style-name="T14"><text:s text:c="4"/>} </text:span></text:p>
      <text:p text:style-name="P1"><text:span text:style-name="T14">} </text:span></text:p>
      <text:p text:style-name="P1"><text:span text:style-name="T15">output :<text:s/></text:span><text:span text:style-name="T16"/></text:p>
      <text:p text:style-name="P1"><text:span text:style-name="T16">4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